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b-prompt.el — Org Babel for LLM Prompts</text:title></text:p>
      <text:p text:style-name="OrgTitle"/>
      <text:p text:style-name="OrgSubtitle"><text:initial-creator/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2e964e">1. Introduction</text:a></text:p>
          <text:p text:style-name="Contents_20_1"><text:a xlink:type="simple" xlink:href="#orgbba2ae7">2. File Header</text:a></text:p>
          <text:p text:style-name="Contents_20_1"><text:a xlink:type="simple" xlink:href="#orgb4cd36e">3. Header Arguments</text:a></text:p>
          <text:p text:style-name="Contents_20_2"><text:a xlink:type="simple" xlink:href="#org6d88b80">3.1. Custom Header Arguments</text:a></text:p>
          <text:p text:style-name="Contents_20_2"><text:a xlink:type="simple" xlink:href="#org536c219">3.2. Default Header Arguments</text:a></text:p>
          <text:p text:style-name="Contents_20_1"><text:a xlink:type="simple" xlink:href="#org05e04a6">4. Building Messages</text:a></text:p>
          <text:p text:style-name="Contents_20_2"><text:a xlink:type="simple" xlink:href="#org4d4c85c">4.1. Example</text:a></text:p>
          <text:p text:style-name="Contents_20_1"><text:a xlink:type="simple" xlink:href="#org8fc4624">5. Building the Request Payload</text:a></text:p>
          <text:p text:style-name="Contents_20_2"><text:a xlink:type="simple" xlink:href="#org18797ef">5.1. Example</text:a></text:p>
          <text:p text:style-name="Contents_20_1"><text:a xlink:type="simple" xlink:href="#org2806556">6. Parsing the Response</text:a></text:p>
          <text:p text:style-name="Contents_20_2"><text:a xlink:type="simple" xlink:href="#orgf665db3">6.1. Example</text:a></text:p>
          <text:p text:style-name="Contents_20_1"><text:a xlink:type="simple" xlink:href="#org0e99541">7. Sending the Request</text:a></text:p>
          <text:p text:style-name="Contents_20_2"><text:a xlink:type="simple" xlink:href="#org65ac625">7.1. ASCII-safe JSON Encoding</text:a></text:p>
          <text:p text:style-name="Contents_20_2"><text:a xlink:type="simple" xlink:href="#org1175cd8">7.2. HTTP Transport</text:a></text:p>
          <text:p text:style-name="Contents_20_1"><text:a xlink:type="simple" xlink:href="#org386371d">8. The Core Execution Function</text:a></text:p>
          <text:p text:style-name="Contents_20_2"><text:a xlink:type="simple" xlink:href="#org3619a2b">8.1. Debug Formatting</text:a></text:p>
          <text:p text:style-name="Contents_20_2"><text:a xlink:type="simple" xlink:href="#org30c79cd">8.2. Example</text:a></text:p>
          <text:p text:style-name="Contents_20_1"><text:a xlink:type="simple" xlink:href="#org01c8d18">9. Variable Expansion</text:a></text:p>
          <text:p text:style-name="Contents_20_1"><text:a xlink:type="simple" xlink:href="#orgd095199">10. Session Support (stub)</text:a></text:p>
          <text:p text:style-name="Contents_20_1"><text:a xlink:type="simple" xlink:href="#orgaaf2b0e">11. Provide</text:a></text:p>
          <text:p text:style-name="Contents_20_1"><text:a xlink:type="simple" xlink:href="#org9922e0c">12. Running Tests</text:a></text:p>
          <text:p text:style-name="Contents_20_1"><text:a xlink:type="simple" xlink:href="#orgf1aba06">13. Activation</text:a></text:p>
          <text:p text:style-name="Contents_20_1"><text:a xlink:type="simple" xlink:href="#org8aca7ba">14. Example Usage</text:a></text:p>
          <text:p text:style-name="Contents_20_2"><text:a xlink:type="simple" xlink:href="#org4c4a1b8">14.1. Basic prompt</text:a></text:p>
          <text:p text:style-name="Contents_20_2"><text:a xlink:type="simple" xlink:href="#org5ac047b">14.2. With a system prompt</text:a></text:p>
          <text:p text:style-name="Contents_20_2"><text:a xlink:type="simple" xlink:href="#org261e333">14.3. With variables from other blocks</text:a></text:p>
          <text:p text:style-name="Contents_20_2"><text:a xlink:type="simple" xlink:href="#org65e7709">14.4. Using :preamble for document context</text:a></text:p>
          <text:p text:style-name="Contents_20_2"><text:a xlink:type="simple" xlink:href="#orgb247733">14.5. Debug mode</text:a></text:p>
        </text:index-body>
      </text:table-of-content>
      <text:h text:style-name="Heading_20_1" text:outline-level="1" text:is-list-header="false">
<text:bookmark-start text:name="OrgXref.org62e964e"/>
<text:bookmark text:name="org62e964e"/>Introduction
<text:bookmark-end text:name="OrgXref.org62e964e"/></text:h>
      <text:p text:style-name="Text_20_body"><text:span text:style-name="OrgCode">ob-prompt</text:span> turns Org Babel into a lightweight, reproducible interface for large language models.  A prompt is just a src block:
</text:p>
      <text:p text:style-name="OrgSrcBlock">#+begin_src<text:s/>prompt<text:s/>:model<text:s/>claude-sonnet-4-5-20250929</text:p>
      <text:p text:style-name="OrgSrcBlock">Explain<text:s/>monads<text:s/>in<text:s/>simple<text:s/>terms.</text:p>
      <text:p text:style-name="OrgSrcBlockLastLine">#+end_src</text:p>
      <text:p text:style-name="Text_20_body">Press <text:span text:style-name="OrgCode">C-c C-c</text:span> and the response appears as a <text:span text:style-name="OrgCode">#+RESULTS:</text:span> block.  Variables, system prompts, and the <text:span text:style-name="OrgCode">:preamble</text:span> mechanism (which feeds the buffer content above the block as context) all compose naturally with the rest of Org.
</text:p>
      <text:p text:style-name="Text_20_body">The implementation is split into small helpers.  Each section introduces a concept, shows the code, then demonstrates it with a live example you can <text:span text:style-name="OrgCode">C-c C-c</text:span> to see the actual output.  The full automated test suite lives separately in <text:span text:style-name="OrgCode">ob-prompt-test.el</text:span>.
</text:p>
      <text:h text:style-name="Heading_20_1" text:outline-level="1" text:is-list-header="false">
<text:bookmark-start text:name="OrgXref.orgbba2ae7"/>
<text:bookmark text:name="orgbba2ae7"/>File Header
<text:bookmark-end text:name="OrgXref.orgbba2ae7"/></text:h>
      <text:p text:style-name="OrgSrcBlock"><text:span text:style-name="OrgSrcFontLockCommentDelimiterFace">;;;<text:s/></text:span><text:span text:style-name="OrgSrcFontLockCommentFace">ob-prompt.el<text:s/>---<text:s/>Org<text:s/>Babel<text:s/>functions<text:s/>for<text:s/>LLM<text:s/>prompts<text:s/>-*-<text:s/>lexical-binding:<text:s/>t;<text:s/>-*-</text:span></text:p>
      <text:p text:style-name="OrgSrcBlock"/>
      <text:p text:style-name="OrgSrcBlock"><text:span text:style-name="OrgSrcFontLockCommentDelimiterFace">;;<text:s/></text:span><text:span text:style-name="OrgSrcFontLockCommentFace">Copyright<text:s/>(C)<text:s/>2026<text:s/>Pablo<text:s/>Munoz</text:span></text:p>
      <text:p text:style-name="OrgSrcBlock"/>
      <text:p text:style-name="OrgSrcBlock"><text:span text:style-name="OrgSrcFontLockCommentDelimiterFace">;;<text:s/></text:span><text:span text:style-name="OrgSrcFontLockCommentFace">Author:<text:s/>Pablo<text:s/>Munoz<text:s/>&lt;pablomuha@outlook.com&gt;</text:span></text:p>
      <text:p text:style-name="OrgSrcBlock"><text:span text:style-name="OrgSrcFontLockCommentDelimiterFace">;;<text:s/></text:span><text:span text:style-name="OrgSrcFontLockCommentFace">URL:<text:s/>https://github.com/pamuz/ob-prompt</text:span></text:p>
      <text:p text:style-name="OrgSrcBlock"><text:span text:style-name="OrgSrcFontLockCommentDelimiterFace">;;<text:s/></text:span><text:span text:style-name="OrgSrcFontLockCommentFace">Version:<text:s/>0.1.0</text:span></text:p>
      <text:p text:style-name="OrgSrcBlock"><text:span text:style-name="OrgSrcFontLockCommentDelimiterFace">;;<text:s/></text:span><text:span text:style-name="OrgSrcFontLockCommentFace">Package-Requires:<text:s/>((emacs<text:s/>"28.1")<text:s/>(org<text:s/>"9.7"))</text:span></text:p>
      <text:p text:style-name="OrgSrcBlock"><text:span text:style-name="OrgSrcFontLockCommentDelimiterFace">;;<text:s/></text:span><text:span text:style-name="OrgSrcFontLockCommentFace">Keywords:<text:s/>org,<text:s/>babel,<text:s/>ai,<text:s/>llm</text:span></text:p>
      <text:p text:style-name="OrgSrcBlock"/>
      <text:p text:style-name="OrgSrcBlock"><text:span text:style-name="OrgSrcFontLockCommentDelimiterFace">;;;<text:s/></text:span><text:span text:style-name="OrgSrcFontLockCommentFace">Commentary:</text:span></text:p>
      <text:p text:style-name="OrgSrcBlock"/>
      <text:p text:style-name="OrgSrcBlock"><text:span text:style-name="OrgSrcFontLockCommentDelimiterFace">;;<text:s/></text:span><text:span text:style-name="OrgSrcFontLockCommentFace">Org<text:s/>Babel<text:s/>support<text:s/>for<text:s/>executing<text:s/>LLM<text:s/>prompts<text:s/>as<text:s/>src<text:s/>blocks.</text:span></text:p>
      <text:p text:style-name="OrgSrcBlock"><text:span text:style-name="OrgSrcFontLockCommentDelimiterFace">;;</text:span></text:p>
      <text:p text:style-name="OrgSrcBlock"><text:span text:style-name="OrgSrcFontLockCommentDelimiterFace">;;<text:s/></text:span><text:span text:style-name="OrgSrcFontLockCommentFace">Usage:</text:span></text:p>
      <text:p text:style-name="OrgSrcBlock"><text:span text:style-name="OrgSrcFontLockCommentDelimiterFace">;;<text:s/><text:s/><text:s/></text:span><text:span text:style-name="OrgSrcFontLockCommentFace">#+begin_src<text:s/>prompt<text:s/>:model<text:s/>claude-sonnet-4-5-20250929<text:s/>:results<text:s/>raw</text:span></text:p>
      <text:p text:style-name="OrgSrcBlock"><text:span text:style-name="OrgSrcFontLockCommentDelimiterFace">;;<text:s/><text:s/><text:s/></text:span><text:span text:style-name="OrgSrcFontLockCommentFace">Explain<text:s/>monads<text:s/>in<text:s/>simple<text:s/>terms.</text:span></text:p>
      <text:p text:style-name="OrgSrcBlock"><text:span text:style-name="OrgSrcFontLockCommentDelimiterFace">;;<text:s/><text:s/><text:s/></text:span><text:span text:style-name="OrgSrcFontLockCommentFace">#+end_src</text:span></text:p>
      <text:p text:style-name="OrgSrcBlock"><text:span text:style-name="OrgSrcFontLockCommentDelimiterFace">;;</text:span></text:p>
      <text:p text:style-name="OrgSrcBlock"><text:span text:style-name="OrgSrcFontLockCommentDelimiterFace">;;<text:s/></text:span><text:span text:style-name="OrgSrcFontLockCommentFace">Press<text:s/>C-c<text:s/>C-c<text:s/>on<text:s/>the<text:s/>block<text:s/>to<text:s/>send<text:s/>the<text:s/>prompt<text:s/>to<text:s/>an<text:s/>LLM</text:span></text:p>
      <text:p text:style-name="OrgSrcBlock"><text:span text:style-name="OrgSrcFontLockCommentDelimiterFace">;;<text:s/></text:span><text:span text:style-name="OrgSrcFontLockCommentFace">and<text:s/>insert<text:s/>the<text:s/>response<text:s/>as<text:s/>a<text:s/>#+RESULTS:<text:s/>block.</text:span></text:p>
      <text:p text:style-name="OrgSrcBlock"/>
      <text:p text:style-name="OrgSrcBlock"><text:span text:style-name="OrgSrcFontLockCommentDelimiterFace">;;;<text:s/></text:span><text:span text:style-name="OrgSrcFontLockCommentFace">Code:</text:span></text:p>
      <text:p text:style-name="OrgSrcBlock"/>
      <text:p text:style-name="OrgSrcBlock">(<text:span text:style-name="OrgSrcFontLockKeywordFace">require</text:span><text:s/>'<text:span text:style-name="OrgSrcFontLockConstantFace">ob</text:span>)</text:p>
      <text:p text:style-name="OrgSrcBlock">(<text:span text:style-name="OrgSrcFontLockKeywordFace">require</text:span><text:s/>'<text:span text:style-name="OrgSrcFontLockConstantFace">org-macs</text:span>)</text:p>
      <text:p text:style-name="OrgSrcBlock">(<text:span text:style-name="OrgSrcFontLockKeywordFace">require</text:span><text:s/>'<text:span text:style-name="OrgSrcFontLockConstantFace">json</text:span>)</text:p>
      <text:p text:style-name="OrgSrcBlockLastLine">(<text:span text:style-name="OrgSrcFontLockKeywordFace">require</text:span><text:s/>'<text:span text:style-name="OrgSrcFontLockConstantFace">url</text:span>)</text:p>
      <text:h text:style-name="Heading_20_1" text:outline-level="1" text:is-list-header="false">
<text:bookmark-start text:name="OrgXref.orgb4cd36e"/>
<text:bookmark text:name="orgb4cd36e"/>Header Arguments
<text:bookmark-end text:name="OrgXref.orgb4cd36e"/></text:h>
      <text:h text:style-name="Heading_20_2" text:outline-level="2" text:is-list-header="false">
<text:bookmark-start text:name="OrgXref.org6d88b80"/>
<text:bookmark text:name="org6d88b80"/>Custom Header Arguments
<text:bookmark-end text:name="OrgXref.org6d88b80"/></text:h>
      <text:p text:style-name="Text_20_body">These are the prompt-specific header arguments.  Babel merges them with the standard set (<text:span text:style-name="OrgCode">:results</text:span>, <text:span text:style-name="OrgCode">:exports</text:span>, <text:span text:style-name="OrgCode">:var</text:span>, <text:span text:style-name="OrgCode">:session</text:span>, etc.).  Declaring them here enables completion in the block header.
</text:p>
      <text:p text:style-name="Text_20_body">Any <text:span text:style-name="OrgCode">:keyword value</text:span> pair flows through to <text:span text:style-name="OrgCode">params</text:span> regardless of whether it is declared - but listing them explicitly is good hygiene.
</text:p>
      <text:p text:style-name="OrgSrcBlock">(<text:span text:style-name="OrgSrcFontLockKeywordFace">defconst</text:span><text:s/><text:span text:style-name="OrgSrcFontLockVariableNameFace">org-babel-header-args:prompt</text:span></text:p>
      <text:p text:style-name="OrgSrcBlock"><text:s/><text:s/>'((model<text:s/><text:s/><text:s/><text:s/>.<text:s/><text:span text:style-name="OrgSrcFontLockBuiltinFace">:any</text:span>)<text:s/><text:s/><text:s/><text:span text:style-name="OrgSrcFontLockCommentDelimiterFace">;;<text:s/></text:span><text:span text:style-name="OrgSrcFontLockCommentFace">LLM<text:s/>model<text:s/>identifier</text:span></text:p>
      <text:p text:style-name="OrgSrcBlock"><text:s/><text:s/><text:s/><text:s/>(system<text:s/><text:s/><text:s/>.<text:s/><text:span text:style-name="OrgSrcFontLockBuiltinFace">:any</text:span>)<text:s/><text:s/><text:s/><text:span text:style-name="OrgSrcFontLockCommentDelimiterFace">;;<text:s/></text:span><text:span text:style-name="OrgSrcFontLockCommentFace">system<text:s/>prompt<text:s/>string</text:span></text:p>
      <text:p text:style-name="OrgSrcBlock"><text:s/><text:s/><text:s/><text:s/>(endpoint<text:s/>.<text:s/><text:span text:style-name="OrgSrcFontLockBuiltinFace">:any</text:span>)<text:s/><text:s/><text:s/><text:span text:style-name="OrgSrcFontLockCommentDelimiterFace">;;<text:s/></text:span><text:span text:style-name="OrgSrcFontLockCommentFace">API<text:s/>endpoint<text:s/>URL</text:span></text:p>
      <text:p text:style-name="OrgSrcBlock"><text:s/><text:s/><text:s/><text:s/>(api-key<text:s/><text:s/>.<text:s/><text:span text:style-name="OrgSrcFontLockBuiltinFace">:any</text:span>)<text:s/><text:s/><text:s/><text:span text:style-name="OrgSrcFontLockCommentDelimiterFace">;;<text:s/></text:span><text:span text:style-name="OrgSrcFontLockCommentFace">API<text:s/>key<text:s/>(string<text:s/>or<text:s/>evaluated<text:s/>form)</text:span></text:p>
      <text:p text:style-name="OrgSrcBlock"><text:s/><text:s/><text:s/><text:s/>(preamble<text:s/>.<text:s/><text:span text:style-name="OrgSrcFontLockBuiltinFace">:any</text:span>)<text:s/><text:s/><text:s/><text:span text:style-name="OrgSrcFontLockCommentDelimiterFace">;;<text:s/></text:span><text:span text:style-name="OrgSrcFontLockCommentFace">include<text:s/>buffer<text:s/>content<text:s/>above<text:s/>block<text:s/>as<text:s/>context</text:span></text:p>
      <text:p text:style-name="OrgSrcBlock"><text:s/><text:s/><text:s/><text:s/>(debug<text:s/><text:s/><text:s/><text:s/>.<text:s/><text:span text:style-name="OrgSrcFontLockBuiltinFace">:any</text:span>))<text:s/><text:s/><text:span text:style-name="OrgSrcFontLockCommentDelimiterFace">;;<text:s/></text:span><text:span text:style-name="OrgSrcFontLockCommentFace">return<text:s/>raw<text:s/>request/response<text:s/>instead<text:s/>of<text:s/>content</text:span></text:p>
      <text:p text:style-name="OrgSrcBlockLastLine"><text:s/><text:s/><text:span text:style-name="OrgSrcFontLockDocFace">"Prompt-specific<text:s/>header<text:s/>arguments<text:s/>for<text:s/>ob-prompt."</text:span>)</text:p>
      <text:h text:style-name="Heading_20_2" text:outline-level="2" text:is-list-header="false">
<text:bookmark-start text:name="OrgXref.org536c219"/>
<text:bookmark text:name="org536c219"/>Default Header Arguments
<text:bookmark-end text:name="OrgXref.org536c219"/></text:h>
      <text:p text:style-name="Text_20_body">When no header arguments are given the following will be used for default which play nicely with the in-document prompting flow:
</text:p>
      <text:p text:style-name="OrgSrcBlock">(<text:span text:style-name="OrgSrcFontLockKeywordFace">defvar</text:span><text:s/><text:span text:style-name="OrgSrcFontLockVariableNameFace">org-babel-default-header-args:prompt</text:span></text:p>
      <text:p text:style-name="OrgSrcBlock"><text:s/><text:s/>'((<text:span text:style-name="OrgSrcFontLockBuiltinFace">:results</text:span><text:s/>.<text:s/><text:span text:style-name="OrgSrcFontLockStringFace">"raw"</text:span>)</text:p>
      <text:p text:style-name="OrgSrcBlock"><text:s/><text:s/><text:s/><text:s/>(<text:span text:style-name="OrgSrcFontLockBuiltinFace">:exports</text:span><text:s/>.<text:s/><text:span text:style-name="OrgSrcFontLockStringFace">"both"</text:span>)<text:s/><text:span text:style-name="OrgSrcFontLockCommentDelimiterFace">;;<text:s/></text:span><text:span text:style-name="OrgSrcFontLockCommentFace">Make<text:s/>sures<text:s/>both<text:s/>prompt<text:s/>and<text:s/>result<text:s/>are<text:s/>exported</text:span></text:p>
      <text:p text:style-name="OrgSrcBlock"><text:s/><text:s/><text:s/><text:s/>(<text:span text:style-name="OrgSrcFontLockBuiltinFace">:eval</text:span><text:s/>.<text:s/><text:span text:style-name="OrgSrcFontLockStringFace">"no-export"</text:span>)<text:s/><text:span text:style-name="OrgSrcFontLockCommentDelimiterFace">;;<text:s/></text:span><text:span text:style-name="OrgSrcFontLockCommentFace">Do<text:s/>not<text:s/>re-evaluate<text:s/>prompt<text:s/>blocks<text:s/>on<text:s/>export</text:span></text:p>
      <text:p text:style-name="OrgSrcBlock"><text:s/><text:s/><text:s/><text:s/>(<text:span text:style-name="OrgSrcFontLockBuiltinFace">:wrap</text:span><text:s/>.<text:s/><text:span text:style-name="OrgSrcFontLockStringFace">"assistant"</text:span>))<text:s/><text:span text:style-name="OrgSrcFontLockCommentDelimiterFace">;;<text:s/></text:span><text:span text:style-name="OrgSrcFontLockCommentFace">Provide<text:s/>concrete<text:s/>boundries<text:s/>to<text:s/>responses</text:span></text:p>
      <text:p text:style-name="OrgSrcBlockLastLine"><text:s/><text:s/><text:span text:style-name="OrgSrcFontLockDocFace">"Default<text:s/>header<text:s/>arguments<text:s/>for<text:s/>prompt<text:s/>src<text:s/>blocks."</text:span>)</text:p>
      <text:h text:style-name="Heading_20_1" text:outline-level="1" text:is-list-header="false">
<text:bookmark-start text:name="OrgXref.org05e04a6"/>
<text:bookmark text:name="org05e04a6"/>Building Messages
<text:bookmark-end text:name="OrgXref.org05e04a6"/></text:h>
      <text:p text:style-name="Text_20_body">The <text:span text:style-name="OrgCode">messages</text:span> array is the core data structure sent to any OpenAI-compatible API.  This helper assembles it from the prompt body and optional system/preamble context, returning a vector of alists ready for <text:span text:style-name="OrgCode">json-encode</text:span>.
</text:p>
      <text:p text:style-name="OrgSrcBlock">(<text:span text:style-name="OrgSrcFontLockKeywordFace">defun</text:span><text:s/><text:span text:style-name="OrgSrcFontLockFunctionNameFace">ob-prompt--build-messages</text:span><text:s/>(body<text:s/><text:span text:style-name="OrgSrcFontLockTypeFace">&amp;optional</text:span><text:s/>system<text:s/>preamble-text)</text:p>
      <text:p text:style-name="OrgSrcBlock"><text:s/><text:s/><text:span text:style-name="OrgSrcFontLockDocFace">"Build<text:s/>the<text:s/>messages<text:s/>vector<text:s/>for<text:s/>the<text:s/>API<text:s/>request.</text:span></text:p>
      <text:p text:style-name="OrgSrcBlock"><text:span text:style-name="OrgSrcFontLockDocFace">BODY<text:s/>is<text:s/>the<text:s/>user's<text:s/>prompt<text:s/>text.</text:span></text:p>
      <text:p text:style-name="OrgSrcBlock"><text:span text:style-name="OrgSrcFontLockDocFace">SYSTEM,<text:s/>when<text:s/>non-nil,<text:s/>becomes<text:s/>a<text:s/>system<text:s/>message.</text:span></text:p>
      <text:p text:style-name="OrgSrcBlock"><text:span text:style-name="OrgSrcFontLockDocFace">PREAMBLE-TEXT,<text:s/>when<text:s/>non-nil,<text:s/>is<text:s/>wrapped<text:s/>in<text:s/>&lt;context&gt;<text:s/>tags</text:span></text:p>
      <text:p text:style-name="OrgSrcBlock"><text:span text:style-name="OrgSrcFontLockDocFace">and<text:s/>prepended<text:s/>to<text:s/>the<text:s/>user<text:s/>message."</text:span></text:p>
      <text:p text:style-name="OrgSrcBlock"><text:s/><text:s/>(<text:span text:style-name="OrgSrcFontLockKeywordFace">let</text:span><text:s/>((user-content<text:s/>(<text:span text:style-name="OrgSrcFontLockKeywordFace">if</text:span><text:s/>preamble-text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format<text:s/><text:span text:style-name="OrgSrcFontLockStringFace">"&lt;context&gt;\n%s\n&lt;/context&gt;\n\n%s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preamble-text<text:s/>body)</text:p>
      <text:p text:style-name="OrgSrcBlock"><text:s/><text:s/><text:s/><text:s/><text:s/><text:s/><text:s/><text:s/><text:s/><text:s/><text:s/><text:s/><text:s/><text:s/><text:s/><text:s/><text:s/><text:s/><text:s/><text:s/><text:s/><text:s/><text:s/><text:s/>body))</text:p>
      <text:p text:style-name="OrgSrcBlock"><text:s/><text:s/><text:s/><text:s/><text:s/><text:s/><text:s/><text:s/>(messages<text:s/>'()))</text:p>
      <text:p text:style-name="OrgSrcBlock"><text:s/><text:s/><text:s/><text:s/>(<text:span text:style-name="OrgSrcFontLockKeywordFace">when</text:span><text:s/>system</text:p>
      <text:p text:style-name="OrgSrcBlock"><text:s/><text:s/><text:s/><text:s/><text:s/><text:s/>(<text:span text:style-name="OrgSrcFontLockKeywordFace">push</text:span><text:s/>`((role<text:s/>.<text:s/><text:span text:style-name="OrgSrcFontLockStringFace">"system"</text:span>)<text:s/>(content<text:s/>.<text:s/>,system))<text:s/>messages))</text:p>
      <text:p text:style-name="OrgSrcBlock"><text:s/><text:s/><text:s/><text:s/>(<text:span text:style-name="OrgSrcFontLockKeywordFace">push</text:span><text:s/>`((role<text:s/>.<text:s/><text:span text:style-name="OrgSrcFontLockStringFace">"user"</text:span>)<text:s/>(content<text:s/>.<text:s/>,user-content))<text:s/>messages)</text:p>
      <text:p text:style-name="OrgSrcBlockLastLine"><text:s/><text:s/><text:s/><text:s/>(vconcat<text:s/>(nreverse<text:s/>messages))))</text:p>
      <text:p text:style-name="OrgFixedWidthBlockLastLine">Why the need to vconcat nreverse messages.</text:p>
      <text:p text:style-name="Text_20_body">In short: to return the messages in the correct order as a vector.
</text:p>
      <text:p text:style-name="Text_20_body">More precisely:
</text:p>
      <text:list text:style-name="OrgBulletedList" text:continue-numbering="false">
        <text:list-item>
          <text:p text:style-name="Text_20_body">Messages are accumulated with push, which prepends to the list for efficiency.
</text:p>
        </text:list-item>
        <text:list-item>
          <text:p text:style-name="Text_20_body">That means the logical order (system → user) is reversed in the list.
</text:p>
        </text:list-item>
        <text:list-item>
          <text:p text:style-name="Text_20_body">nreverse restores the intended chronological order.
</text:p>
        </text:list-item>
        <text:list-item>
          <text:p text:style-name="Text_20_body">vconcat converts the list into a vector, which matches the OpenAI-compatible API expectation for the messages field and works cleanly with json-encode.
</text:p>
        </text:list-item>
      </text:list>
      <text:p text:style-name="Text_20_body">So the sequence is: build efficiently as a list → fix order → produce the required vector type.
</text:p>
      <text:p text:style-name="OrgFixedWidthBlock">So, because in emacs-lisp everything is pretty much a list. Objects</text:p>
      <text:p text:style-name="OrgFixedWidthBlock">are encoded a lists, so arrays need to be encoded as vectors to</text:p>
      <text:p text:style-name="OrgFixedWidthBlockLastLine">disambiguate. Correct?</text:p>
      <text:p text:style-name="Text_20_body">Yes — that’s exactly right.
</text:p>
      <text:p text:style-name="Text_20_body">In Emacs Lisp:
</text:p>
      <text:list text:style-name="OrgBulletedList" text:continue-numbering="false">
        <text:list-item>
          <text:p text:style-name="Text_20_body">Both JSON objects and JSON arrays are naturally represented as Lisp lists.
</text:p>
        </text:list-item>
        <text:list-item>
          <text:p text:style-name="Text_20_body">json-encode disambiguates by type:
</text:p>
          <text:list text:style-name="OrgBulletedList" text:continue-numbering="true">
            <text:list-item>
              <text:p text:style-name="Text_20_body">alists (lists of cons cells) → JSON objects
</text:p>
            </text:list-item>
            <text:list-item>
              <text:p text:style-name="Text_20_body">vectors → JSON arrays
</text:p>
            </text:list-item>
          </text:list>
        </text:list-item>
        <text:list-item>
          <text:p text:style-name="Text_20_body">Therefore, any field that must be a JSON array (like messages) must be a vector.
</text:p>
        </text:list-item>
      </text:list>
      <text:p text:style-name="Text_20_body">So the pipeline is:
</text:p>
      <text:p text:style-name="Text_20_body">list (easy to build) → nreverse (correct order) → vconcat (force JSON array)
</text:p>
      <text:p text:style-name="Text_20_body">Without vconcat, messages would be encoded as a JSON object or malformed structure rather than the required array.
</text:p>
      <text:h text:style-name="Heading_20_2" text:outline-level="2" text:is-list-header="false">
<text:bookmark-start text:name="OrgXref.org4d4c85c"/>
<text:bookmark text:name="org4d4c85c"/>Example
<text:bookmark-end text:name="OrgXref.org4d4c85c"/></text:h>
      <text:p text:style-name="Text_20_body">All three options together — system prompt, preamble context, and body.  <text:span text:style-name="OrgCode">C-c C-c</text:span> to see the exact message array that would be sent:
</text:p>
      <text:p text:style-name="OrgSrcBlock">(ob-prompt--build-messages</text:p>
      <text:p text:style-name="OrgSrcBlock"><text:s/><text:span text:style-name="OrgSrcFontLockStringFace">"What<text:s/>patterns<text:s/>do<text:s/>you<text:s/>see?"</text:span></text:p>
      <text:p text:style-name="OrgSrcBlock"><text:s/><text:span text:style-name="OrgSrcFontLockStringFace">"You<text:s/>are<text:s/>a<text:s/>code<text:s/>reviewer."</text:span></text:p>
      <text:p text:style-name="OrgSrcBlockLastLine"><text:s/><text:span text:style-name="OrgSrcFontLockStringFace">"*<text:s/>Header\nSome<text:s/>earlier<text:s/>buffer<text:s/>content..."</text:span>)</text:p>
      <text:p text:style-name="OrgSrcBlock">[((role<text:s/>.<text:s/>"system")<text:s/>(content<text:s/>.<text:s/>"You<text:s/>are<text:s/>a<text:s/>code<text:s/>reviewer."))</text:p>
      <text:p text:style-name="OrgSrcBlock"><text:s/>((role<text:s/>.<text:s/>"user")</text:p>
      <text:p text:style-name="OrgSrcBlock"><text:s/><text:s/>(content</text:p>
      <text:p text:style-name="OrgSrcBlockLastLine"><text:s/><text:s/><text:s/>.<text:s/>"&lt;context&gt;\n*<text:s/>Header\nSome<text:s/>earlier<text:s/>buffer<text:s/>content...\n&lt;/context&gt;\n\nWhat<text:s/>patterns<text:s/>do<text:s/>you<text:s/>see?"))]</text:p>
      <text:h text:style-name="Heading_20_1" text:outline-level="1" text:is-list-header="false">
<text:bookmark-start text:name="OrgXref.org8fc4624"/>
<text:bookmark text:name="org8fc4624"/>Building the Request Payload
<text:bookmark-end text:name="OrgXref.org8fc4624"/></text:h>
      <text:p text:style-name="Text_20_body">The payload is the top-level JSON object sent to the API.  Keeping this as a separate helper means we can test the exact structure without touching the network.
</text:p>
      <text:p text:style-name="OrgSrcBlock">(<text:span text:style-name="OrgSrcFontLockKeywordFace">defun</text:span><text:s/><text:span text:style-name="OrgSrcFontLockFunctionNameFace">ob-prompt--build-payload</text:span><text:s/>(model<text:s/>messages)</text:p>
      <text:p text:style-name="OrgSrcBlock"><text:s/><text:s/><text:span text:style-name="OrgSrcFontLockDocFace">"Build<text:s/>the<text:s/>JSON-ready<text:s/>alist<text:s/>for<text:s/>the<text:s/>API<text:s/>request.</text:span></text:p>
      <text:p text:style-name="OrgSrcBlock"><text:span text:style-name="OrgSrcFontLockDocFace">MODEL<text:s/>is<text:s/>the<text:s/>model<text:s/>identifier<text:s/>string.</text:span></text:p>
      <text:p text:style-name="OrgSrcBlock"><text:span text:style-name="OrgSrcFontLockDocFace">MESSAGES<text:s/>is<text:s/>the<text:s/>vector<text:s/>returned<text:s/>by<text:s/>`</text:span><text:span text:style-name="OrgSrcFontLockConstantFace">ob-prompt--build-messages</text:span><text:span text:style-name="OrgSrcFontLockDocFace">'."</text:span></text:p>
      <text:p text:style-name="OrgSrcBlock"><text:s/><text:s/>`((<text:span text:style-name="OrgSrcFontLockStringFace">"model"</text:span><text:s/>.<text:s/>,model)</text:p>
      <text:p text:style-name="OrgSrcBlock"><text:s/><text:s/><text:s/><text:s/>(<text:span text:style-name="OrgSrcFontLockStringFace">"max_completion_tokens"</text:span><text:s/>.<text:s/>16384)</text:p>
      <text:p text:style-name="OrgSrcBlockLastLine"><text:s/><text:s/><text:s/><text:s/>(<text:span text:style-name="OrgSrcFontLockStringFace">"messages"</text:span><text:s/>.<text:s/>,messages)))</text:p>
      <text:h text:style-name="Heading_20_2" text:outline-level="2" text:is-list-header="false">
<text:bookmark-start text:name="OrgXref.org18797ef"/>
<text:bookmark text:name="org18797ef"/>Example
<text:bookmark-end text:name="OrgXref.org18797ef"/></text:h>
      <text:p text:style-name="Text_20_body">The full payload, ready to be passed to <text:span text:style-name="OrgCode">json-encode</text:span>:
</text:p>
      <text:p text:style-name="OrgSrcBlock">(ob-prompt--build-payload</text:p>
      <text:p text:style-name="OrgSrcBlock"><text:s/><text:span text:style-name="OrgSrcFontLockStringFace">"gpt-4"</text:span></text:p>
      <text:p text:style-name="OrgSrcBlockLastLine"><text:s/>(ob-prompt--build-messages<text:s/><text:span text:style-name="OrgSrcFontLockStringFace">"Explain<text:s/>monads."</text:span>))</text:p>
      <text:h text:style-name="Heading_20_1" text:outline-level="1" text:is-list-header="false">
<text:bookmark-start text:name="OrgXref.org2806556"/>
<text:bookmark text:name="org2806556"/>Parsing the Response
<text:bookmark-end text:name="OrgXref.org2806556"/></text:h>
      <text:p text:style-name="Text_20_body">The API returns a JSON object with a <text:span text:style-name="OrgCode">choices</text:span> array.  This helper extracts the assistant's text content, signaling a clear error if the response is malformed or contains an API error.
</text:p>
      <text:p text:style-name="OrgSrcBlock">(<text:span text:style-name="OrgSrcFontLockKeywordFace">defun</text:span><text:s/><text:span text:style-name="OrgSrcFontLockFunctionNameFace">ob-prompt--parse-response</text:span><text:s/>(json-string)</text:p>
      <text:p text:style-name="OrgSrcBlock"><text:s/><text:s/><text:span text:style-name="OrgSrcFontLockDocFace">"Extract<text:s/>the<text:s/>assistant's<text:s/>message<text:s/>content<text:s/>from<text:s/>JSON-STRING.</text:span></text:p>
      <text:p text:style-name="OrgSrcBlock"><text:span text:style-name="OrgSrcFontLockDocFace">Signals<text:s/>`</text:span><text:span text:style-name="OrgSrcFontLockConstantFace">user-error</text:span><text:span text:style-name="OrgSrcFontLockDocFace">'<text:s/>if<text:s/>the<text:s/>response<text:s/>indicates<text:s/>an<text:s/>API<text:s/>error</text:span></text:p>
      <text:p text:style-name="OrgSrcBlock"><text:span text:style-name="OrgSrcFontLockDocFace">or<text:s/>has<text:s/>an<text:s/>unexpected<text:s/>structure."</text:span></text:p>
      <text:p text:style-name="OrgSrcBlock"><text:s/><text:s/>(<text:span text:style-name="OrgSrcFontLockKeywordFace">let*</text:span><text:s/>((data<text:s/>(<text:span text:style-name="OrgSrcFontLockKeywordFace">condition-case</text:span><text:s/>err</text:p>
      <text:p text:style-name="OrgSrcBlock"><text:s/><text:s/><text:s/><text:s/><text:s/><text:s/><text:s/><text:s/><text:s/><text:s/><text:s/><text:s/><text:s/><text:s/><text:s/><text:s/><text:s/><text:s/><text:s/>(json-read-from-string<text:s/>json-string)</text:p>
      <text:p text:style-name="OrgSrcBlock"><text:s/><text:s/><text:s/><text:s/><text:s/><text:s/><text:s/><text:s/><text:s/><text:s/><text:s/><text:s/><text:s/><text:s/><text:s/><text:s/><text:s/>(json-error</text:p>
      <text:p text:style-name="OrgSrcBlock"><text:s/><text:s/><text:s/><text:s/><text:s/><text:s/><text:s/><text:s/><text:s/><text:s/><text:s/><text:s/><text:s/><text:s/><text:s/><text:s/><text:s/><text:s/>(<text:span text:style-name="OrgSrcFontLockWarningFace">user-error</text:span><text:s/><text:span text:style-name="OrgSrcFontLockStringFace">"ob-prompt:<text:s/>failed<text:s/>to<text:s/>parse<text:s/>response<text:s/>JSON:<text:s/>%s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(error-message-string<text:s/>err)))))</text:p>
      <text:p text:style-name="OrgSrcBlock"><text:s/><text:s/><text:s/><text:s/><text:s/><text:s/><text:s/><text:s/><text:s/>(err-msg<text:s/>(alist-get<text:s/>'message<text:s/>(alist-get<text:s/>'error<text:s/>data))))</text:p>
      <text:p text:style-name="OrgSrcBlock"><text:s/><text:s/><text:s/><text:s/>(<text:span text:style-name="OrgSrcFontLockKeywordFace">when</text:span><text:s/>err-msg</text:p>
      <text:p text:style-name="OrgSrcBlock"><text:s/><text:s/><text:s/><text:s/><text:s/><text:s/>(<text:span text:style-name="OrgSrcFontLockWarningFace">user-error</text:span><text:s/><text:span text:style-name="OrgSrcFontLockStringFace">"ob-prompt:<text:s/>API<text:s/>error:<text:s/>%s"</text:span><text:s/>err-msg))</text:p>
      <text:p text:style-name="OrgSrcBlock"><text:s/><text:s/><text:s/><text:s/>(<text:span text:style-name="OrgSrcFontLockKeywordFace">condition-case</text:span><text:s/>nil</text:p>
      <text:p text:style-name="OrgSrcBlock"><text:s/><text:s/><text:s/><text:s/><text:s/><text:s/><text:s/><text:s/>(alist-get<text:s/>'content</text:p>
      <text:p text:style-name="OrgSrcBlock"><text:s/><text:s/><text:s/><text:s/><text:s/><text:s/><text:s/><text:s/><text:s/><text:s/><text:s/><text:s/><text:s/><text:s/><text:s/><text:s/><text:s/><text:s/><text:s/>(alist-get<text:s/>'messag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(alist-get<text:s/>'choices<text:s/>data)<text:s/>0)))</text:p>
      <text:p text:style-name="OrgSrcBlock"><text:s/><text:s/><text:s/><text:s/><text:s/><text:s/>(<text:span text:style-name="OrgSrcFontLockWarningFace">error</text:span></text:p>
      <text:p text:style-name="OrgSrcBlock"><text:s/><text:s/><text:s/><text:s/><text:s/><text:s/><text:s/>(<text:span text:style-name="OrgSrcFontLockWarningFace">user-error</text:span><text:s/><text:span text:style-name="OrgSrcFontLockStringFace">"ob-prompt:<text:s/>unexpected<text:s/>response<text:s/>structure:<text:s/>%s"</text:span></text:p>
      <text:p text:style-name="OrgSrcBlockLastLine"><text:s/><text:s/><text:s/><text:s/><text:s/><text:s/><text:s/><text:s/><text:s/><text:s/><text:s/><text:s/><text:s/><text:s/><text:s/><text:s/><text:s/><text:s/><text:s/>(truncate-string-to-width<text:s/>json-string<text:s/>200))))))</text:p>
      <text:p text:style-name="OrgFixedWidthBlock">Does the actual response ever come in an element of the choices array</text:p>
      <text:p text:style-name="OrgFixedWidthBlockLastLine">other than 0? I've never seen it.</text:p>
      <text:p text:style-name="Text_20_body">In practice, almost never — and for your use case, you can safely assume index 0.
</text:p>
      <text:p text:style-name="Text_20_body">More detail:
</text:p>
      <text:list text:style-name="OrgBulletedList" text:continue-numbering="false">
        <text:list-item>
          <text:p text:style-name="Text_20_body">The OpenAI-compatible APIs define `choices` as an array to support:
</text:p>
          <text:list text:style-name="OrgBulletedList" text:continue-numbering="true">
            <text:list-item>
              <text:p text:style-name="Text_20_body">`n &gt; 1` completions (legacy / sampling use cases)
</text:p>
            </text:list-item>
            <text:list-item>
              <text:p text:style-name="Text_20_body">parallel or speculative decoding (internal)
</text:p>
            </text:list-item>
          </text:list>
        </text:list-item>
        <text:list-item>
          <text:p text:style-name="Text_20_body">When `n` is omitted (default = 1), the server returns exactly one element.
</text:p>
        </text:list-item>
        <text:list-item>
          <text:p text:style-name="Text_20_body">That element is always at index 0.
</text:p>
        </text:list-item>
        <text:list-item>
          <text:p text:style-name="Text_20_body">I’m not aware of any production API that returns the “primary” response anywhere else.
</text:p>
        </text:list-item>
      </text:list>
      <text:p text:style-name="Text_20_body">So:
</text:p>
      <text:list text:style-name="OrgBulletedList" text:continue-numbering="false">
        <text:list-item>
          <text:p text:style-name="Text_20_body">Yes, additional elements can exist in theory.
</text:p>
        </text:list-item>
        <text:list-item>
          <text:p text:style-name="Text_20_body">No, you should not expect the actual response to appear at a non-zero index unless you explicitly requested multiple completions.
</text:p>
        </text:list-item>
      </text:list>
      <text:p text:style-name="Text_20_body">Your current parser is therefore correct and idiomatic.
</text:p>
      <text:p text:style-name="Text_20_body">If you wanted to be maximally defensive, the only reasonable extension would be:
</text:p>
      <text:list text:style-name="OrgBulletedList" text:continue-numbering="false">
        <text:list-item>
          <text:p text:style-name="Text_20_body">assert `(&gt; (length choices) 0)`
</text:p>
        </text:list-item>
        <text:list-item>
          <text:p text:style-name="Text_20_body">optionally concatenate contents when `n &gt; 1`
</text:p>
        </text:list-item>
      </text:list>
      <text:p text:style-name="Text_20_body">But for ob-prompt’s design goals (single prompt → single response), indexing `[0]` is exactly right.
</text:p>
      <text:h text:style-name="Heading_20_2" text:outline-level="2" text:is-list-header="false">
<text:bookmark-start text:name="OrgXref.orgf665db3"/>
<text:bookmark text:name="orgf665db3"/>Example
<text:bookmark-end text:name="OrgXref.orgf665db3"/></text:h>
      <text:p text:style-name="Text_20_body">Parsing a realistic API response — you can see exactly what gets extracted:
</text:p>
      <text:p text:style-name="OrgSrcBlock">(ob-prompt--parse-response</text:p>
      <text:p text:style-name="OrgSrcBlockLastLine"><text:s/><text:span text:style-name="OrgSrcFontLockStringFace">"{\"id\":\"chatcmpl-abc\",\"choices\":[{\"index\":0,\"message\":{\"role\":\"assistant\",\"content\":\"A<text:s/>monad<text:s/>is<text:s/>a<text:s/>design<text:s/>pattern.\"}}]}"</text:span>)</text:p>
      <text:p text:style-name="OrgSrcBlockLastLine">A<text:s/>monad<text:s/>is<text:s/>a<text:s/>design<text:s/>pattern.</text:p>
      <text:h text:style-name="Heading_20_1" text:outline-level="1" text:is-list-header="false">
<text:bookmark-start text:name="OrgXref.org0e99541"/>
<text:bookmark text:name="org0e99541"/>Sending the Request
<text:bookmark-end text:name="OrgXref.org0e99541"/></text:h>
      <text:h text:style-name="Heading_20_2" text:outline-level="2" text:is-list-header="false">
<text:bookmark-start text:name="OrgXref.org65ac625"/>
<text:bookmark text:name="org65ac625"/>ASCII-safe JSON Encoding
<text:bookmark-end text:name="OrgXref.org65ac625"/></text:h>
      <text:p text:style-name="Text_20_body"><text:span text:style-name="OrgCode">url-http-create-request</text:span> (Emacs Bug#23750) rejects any request whose
<text:span text:style-name="OrgCode">string-bytes</text:span> exceeds its <text:span text:style-name="OrgCode">length</text:span> — i.e. any non-ASCII byte in the assembled request string.  Since <text:span text:style-name="OrgCode">json-encode</text:span> can produce literal non-ASCII characters (em-dashes, curly quotes, etc. from preamble context), we escape them to <text:span text:style-name="OrgCode">\uNNNN</text:span> JSON sequences first.  Every conforming JSON parser decodes these transparently.
</text:p>
      <text:p text:style-name="OrgSrcBlock">(<text:span text:style-name="OrgSrcFontLockKeywordFace">defun</text:span><text:s/><text:span text:style-name="OrgSrcFontLockFunctionNameFace">ob-prompt--json-encode-ascii</text:span><text:s/>(object)</text:p>
      <text:p text:style-name="OrgSrcBlock"><text:s/><text:s/><text:span text:style-name="OrgSrcFontLockDocFace">"Encode<text:s/>OBJECT<text:s/>as<text:s/>JSON<text:s/>with<text:s/>all<text:s/>non-ASCII<text:s/>characters<text:s/>escaped<text:s/>to<text:s/>\\uNNNN.</text:span></text:p>
      <text:p text:style-name="OrgSrcBlock"><text:span text:style-name="OrgSrcFontLockDocFace">This<text:s/>avoids<text:s/>`</text:span><text:span text:style-name="OrgSrcFontLockConstantFace">url-http-create-request</text:span><text:span text:style-name="OrgSrcFontLockDocFace">'<text:s/>failing<text:s/>with</text:span></text:p>
      <text:p text:style-name="OrgSrcBlock"><text:span text:style-name="OrgSrcFontLockDocFace">\"Multibyte<text:s/>text<text:s/>in<text:s/>HTTP<text:s/>request\"<text:s/>(Emacs<text:s/>Bug#23750)."</text:span></text:p>
      <text:p text:style-name="OrgSrcBlock"><text:s/><text:s/>(<text:span text:style-name="OrgSrcFontLockKeywordFace">let</text:span><text:s/>((json<text:s/>(json-encode<text:s/>object)))</text:p>
      <text:p text:style-name="OrgSrcBlock"><text:s/><text:s/><text:s/><text:s/>(replace-regexp-in-string</text:p>
      <text:p text:style-name="OrgSrcBlock"><text:s/><text:s/><text:s/><text:s/><text:s/><text:span text:style-name="OrgSrcFontLockStringFace">"[</text:span><text:span text:style-name="OrgSrcFontLockNegationCharFace">^</text:span><text:span text:style-name="OrgSrcFontLockStringFace">\x00-\x7f]"</text:span></text:p>
      <text:p text:style-name="OrgSrcBlock"><text:s/><text:s/><text:s/><text:s/><text:s/>(<text:span text:style-name="OrgSrcFontLockKeywordFace">lambda</text:span><text:s/>(char)</text:p>
      <text:p text:style-name="OrgSrcBlock"><text:s/><text:s/><text:s/><text:s/><text:s/><text:s/><text:s/>(format<text:s/><text:span text:style-name="OrgSrcFontLockStringFace">"\\u%04x"</text:span><text:s/>(string-to-char<text:s/>char)))</text:p>
      <text:p text:style-name="OrgSrcBlockLastLine"><text:s/><text:s/><text:s/><text:s/><text:s/>json<text:s/>nil<text:s/>t)))</text:p>
      <text:h text:style-name="Heading_20_2" text:outline-level="2" text:is-list-header="false">
<text:bookmark-start text:name="OrgXref.org1175cd8"/>
<text:bookmark text:name="org1175cd8"/>HTTP Transport
<text:bookmark-end text:name="OrgXref.org1175cd8"/></text:h>
      <text:p text:style-name="OrgSrcBlock">(<text:span text:style-name="OrgSrcFontLockKeywordFace">defun</text:span><text:s/><text:span text:style-name="OrgSrcFontLockFunctionNameFace">ob-prompt--request</text:span><text:s/>(endpoint<text:s/>api-key<text:s/>payload)</text:p>
      <text:p text:style-name="OrgSrcBlock"><text:s/><text:s/><text:span text:style-name="OrgSrcFontLockDocFace">"Send<text:s/>PAYLOAD<text:s/>to<text:s/>ENDPOINT<text:s/>using<text:s/>API-KEY<text:s/>via<text:s/>built-in<text:s/>`</text:span><text:span text:style-name="OrgSrcFontLockConstantFace">url</text:span><text:span text:style-name="OrgSrcFontLockDocFace">'.</text:span></text:p>
      <text:p text:style-name="OrgSrcBlock"><text:span text:style-name="OrgSrcFontLockDocFace">Returns<text:s/>the<text:s/>response<text:s/>body<text:s/>as<text:s/>a<text:s/>string.</text:span></text:p>
      <text:p text:style-name="OrgSrcBlock"><text:span text:style-name="OrgSrcFontLockDocFace">Signals<text:s/>`</text:span><text:span text:style-name="OrgSrcFontLockConstantFace">user-error</text:span><text:span text:style-name="OrgSrcFontLockDocFace">'<text:s/>on<text:s/>HTTP<text:s/>or<text:s/>transport<text:s/>errors."</text:span></text:p>
      <text:p text:style-name="OrgSrcBlock"><text:s/><text:s/>(<text:span text:style-name="OrgSrcFontLockKeywordFace">let*</text:span><text:s/>((url-request-method<text:s/><text:span text:style-name="OrgSrcFontLockStringFace">"POST"</text:span>)</text:p>
      <text:p text:style-name="OrgSrcBlock"><text:s/><text:s/><text:s/><text:s/><text:s/><text:s/><text:s/><text:s/><text:s/>(url-request-extra-headers</text:p>
      <text:p text:style-name="OrgSrcBlock"><text:s/><text:s/><text:s/><text:s/><text:s/><text:s/><text:s/><text:s/><text:s/><text:s/>`((<text:span text:style-name="OrgSrcFontLockStringFace">"Content-Type"</text:span><text:s/>.<text:s/><text:span text:style-name="OrgSrcFontLockStringFace">"application/json"</text:span>)</text:p>
      <text:p text:style-name="OrgSrcBlock"><text:s/><text:s/><text:s/><text:s/><text:s/><text:s/><text:s/><text:s/><text:s/><text:s/><text:s/><text:s/>(<text:span text:style-name="OrgSrcFontLockStringFace">"Authorization"</text:span><text:s/>.<text:s/>,(concat<text:s/><text:span text:style-name="OrgSrcFontLockStringFace">"Bearer<text:s/>"</text:span><text:s/>api-key))))</text:p>
      <text:p text:style-name="OrgSrcBlock"><text:s/><text:s/><text:s/><text:s/><text:s/><text:s/><text:s/><text:s/><text:s/>(url-request-data<text:s/>(ob-prompt--json-encode-ascii<text:s/>payload))</text:p>
      <text:p text:style-name="OrgSrcBlock"><text:s/><text:s/><text:s/><text:s/><text:s/><text:s/><text:s/><text:s/><text:s/>(buffer<text:s/>(url-retrieve-synchronously<text:s/>endpoint<text:s/>t<text:s/>t<text:s/>300)))</text:p>
      <text:p text:style-name="OrgSrcBlock"><text:s/><text:s/><text:s/><text:s/>(<text:span text:style-name="OrgSrcFontLockKeywordFace">unless</text:span><text:s/>buffer</text:p>
      <text:p text:style-name="OrgSrcBlock"><text:s/><text:s/><text:s/><text:s/><text:s/><text:s/>(<text:span text:style-name="OrgSrcFontLockWarningFace">user-error</text:span><text:s/><text:span text:style-name="OrgSrcFontLockStringFace">"ob-prompt:<text:s/>request<text:s/>failed<text:s/>(no<text:s/>response<text:s/>buffer)"</text:span>))</text:p>
      <text:p text:style-name="OrgSrcBlock"><text:s/><text:s/><text:s/><text:s/>(<text:span text:style-name="OrgSrcFontLockKeywordFace">with-current-buffer</text:span><text:s/>buffer</text:p>
      <text:p text:style-name="OrgSrcBlock"><text:s/><text:s/><text:s/><text:s/><text:s/><text:s/>(<text:span text:style-name="OrgSrcFontLockKeywordFace">unwind-protect</text:span></text:p>
      <text:p text:style-name="OrgSrcBlock"><text:s/><text:s/><text:s/><text:s/><text:s/><text:s/><text:s/>(<text:span text:style-name="OrgSrcFontLockKeywordFace">progn</text:span></text:p>
      <text:p text:style-name="OrgSrcBlock"><text:s/><text:s/><text:s/><text:s/><text:s/><text:s/><text:s/><text:s/><text:s/>(goto-char<text:s/>(point-min))</text:p>
      <text:p text:style-name="OrgSrcBlock"><text:s/><text:s/><text:s/><text:s/><text:s/><text:s/><text:s/><text:s/><text:s/><text:span text:style-name="OrgSrcFontLockCommentDelimiterFace">;;<text:s/></text:span><text:span text:style-name="OrgSrcFontLockCommentFace">Check<text:s/>HTTP<text:s/>status</text:span></text:p>
      <text:p text:style-name="OrgSrcBlock"><text:s/><text:s/><text:s/><text:s/><text:s/><text:s/><text:s/><text:s/><text:s/>(<text:span text:style-name="OrgSrcFontLockKeywordFace">unless</text:span><text:s/>(looking-at<text:s/><text:span text:style-name="OrgSrcFontLockStringFace">"HTTP/.*<text:s/>200"</text:span>)</text:p>
      <text:p text:style-name="OrgSrcBlock"><text:s/><text:s/><text:s/><text:s/><text:s/><text:s/><text:s/><text:s/><text:s/><text:s/><text:s/>(re-search-forward<text:s/><text:span text:style-name="OrgSrcFontLockStringFace">"^HTTP/.*<text:s/></text:span><text:span text:style-name="OrgSrcFontLockRegexpGroupingBackslash">\\</text:span><text:span text:style-name="OrgSrcFontLockRegexpGroupingConstruct">(</text:span><text:span text:style-name="OrgSrcFontLockStringFace">[0-9]+</text:span><text:span text:style-name="OrgSrcFontLockRegexpGroupingBackslash">\\</text:span><text:span text:style-name="OrgSrcFontLockRegexpGroupingConstruct">)</text:span><text:span text:style-name="OrgSrcFontLockStringFace">"</text:span><text:s/>nil<text:s/>t)</text:p>
      <text:p text:style-name="OrgSrcBlock"><text:s/><text:s/><text:s/><text:s/><text:s/><text:s/><text:s/><text:s/><text:s/><text:s/><text:s/>(<text:span text:style-name="OrgSrcFontLockWarningFace">user-error</text:span><text:s/><text:span text:style-name="OrgSrcFontLockStringFace">"ob-prompt:<text:s/>HTTP<text:s/>error<text:s/>%s"</text:span></text:p>
      <text:p text:style-name="OrgSrcBlock"><text:s/><text:s/><text:s/><text:s/><text:s/><text:s/><text:s/><text:s/><text:s/><text:s/><text:s/><text:s/><text:s/><text:s/><text:s/><text:s/><text:s/><text:s/><text:s/><text:s/><text:s/><text:s/><text:s/>(match-string<text:s/>1)))</text:p>
      <text:p text:style-name="OrgSrcBlock"><text:s/><text:s/><text:s/><text:s/><text:s/><text:s/><text:s/><text:s/><text:s/><text:span text:style-name="OrgSrcFontLockCommentDelimiterFace">;;<text:s/></text:span><text:span text:style-name="OrgSrcFontLockCommentFace">Skip<text:s/>headers</text:span></text:p>
      <text:p text:style-name="OrgSrcBlock"><text:s/><text:s/><text:s/><text:s/><text:s/><text:s/><text:s/><text:s/><text:s/>(re-search-forward<text:s/><text:span text:style-name="OrgSrcFontLockStringFace">"\r?\n\r?\n"</text:span><text:s/>nil<text:s/>'move)</text:p>
      <text:p text:style-name="OrgSrcBlock"><text:s/><text:s/><text:s/><text:s/><text:s/><text:s/><text:s/><text:s/><text:s/>(decode-coding-string</text:p>
      <text:p text:style-name="OrgSrcBlock"><text:s/><text:s/><text:s/><text:s/><text:s/><text:s/><text:s/><text:s/><text:s/><text:s/>(buffer-substring-no-properties<text:s/>(point)<text:s/>(point-max))</text:p>
      <text:p text:style-name="OrgSrcBlock"><text:s/><text:s/><text:s/><text:s/><text:s/><text:s/><text:s/><text:s/><text:s/><text:s/>'utf-8))</text:p>
      <text:p text:style-name="OrgSrcBlockLastLine"><text:s/><text:s/><text:s/><text:s/><text:s/><text:s/><text:s/>(kill-buffer<text:s/>buffer)))))</text:p>
      <text:h text:style-name="Heading_20_1" text:outline-level="1" text:is-list-header="false">
<text:bookmark-start text:name="OrgXref.org386371d"/>
<text:bookmark text:name="org386371d"/>The Core Execution Function
<text:bookmark-end text:name="OrgXref.org386371d"/></text:h>
      <text:p text:style-name="Text_20_body">This is what Babel calls when you press <text:span text:style-name="OrgCode">C-c C-c</text:span> on a <text:span text:style-name="OrgCode">prompt</text:span>
block.  It is a thin orchestrator — all logic lives in the helpers above.
</text:p>
      <text:p text:style-name="OrgSrcBlock">(<text:span text:style-name="OrgSrcFontLockKeywordFace">defun</text:span><text:s/><text:span text:style-name="OrgSrcFontLockFunctionNameFace">org-babel-execute:prompt</text:span><text:s/>(body<text:s/>params)</text:p>
      <text:p text:style-name="OrgSrcBlock"><text:s/><text:s/><text:span text:style-name="OrgSrcFontLockDocFace">"Execute<text:s/>a<text:s/>prompt<text:s/>BODY<text:s/>with<text:s/>PARAMS<text:s/>via<text:s/>Org<text:s/>Babel.</text:span></text:p>
      <text:p text:style-name="OrgSrcBlock"><text:span text:style-name="OrgSrcFontLockDocFace">Sends<text:s/>the<text:s/>prompt<text:s/>to<text:s/>the<text:s/>configured<text:s/>LLM<text:s/>endpoint<text:s/>and<text:s/>returns</text:span></text:p>
      <text:p text:style-name="OrgSrcBlock"><text:span text:style-name="OrgSrcFontLockDocFace">the<text:s/>response<text:s/>text."</text:span></text:p>
      <text:p text:style-name="OrgSrcBlock"><text:s/><text:s/>(<text:span text:style-name="OrgSrcFontLockKeywordFace">let*</text:span><text:s/>((model<text:s/><text:s/><text:s/><text:s/>(cdr<text:s/>(assq<text:s/><text:span text:style-name="OrgSrcFontLockBuiltinFace">:model</text:span><text:s/>params)))</text:p>
      <text:p text:style-name="OrgSrcBlock"><text:s/><text:s/><text:s/><text:s/><text:s/><text:s/><text:s/><text:s/><text:s/>(endpoint<text:s/>(cdr<text:s/>(assq<text:s/><text:span text:style-name="OrgSrcFontLockBuiltinFace">:endpoint</text:span><text:s/>params)))</text:p>
      <text:p text:style-name="OrgSrcBlock"><text:s/><text:s/><text:s/><text:s/><text:s/><text:s/><text:s/><text:s/><text:s/>(api-key<text:s/><text:s/>(cdr<text:s/>(assq<text:s/><text:span text:style-name="OrgSrcFontLockBuiltinFace">:api-key</text:span><text:s/>params)))</text:p>
      <text:p text:style-name="OrgSrcBlock"><text:s/><text:s/><text:s/><text:s/><text:s/><text:s/><text:s/><text:s/><text:s/>(system<text:s/><text:s/><text:s/>(cdr<text:s/>(assq<text:s/><text:span text:style-name="OrgSrcFontLockBuiltinFace">:system</text:span><text:s/>params)))</text:p>
      <text:p text:style-name="OrgSrcBlock"><text:s/><text:s/><text:s/><text:s/><text:s/><text:s/><text:s/><text:s/><text:s/>(preamble<text:s/>(cdr<text:s/>(assq<text:s/><text:span text:style-name="OrgSrcFontLockBuiltinFace">:preamble</text:span><text:s/>params)))</text:p>
      <text:p text:style-name="OrgSrcBlock"><text:s/><text:s/><text:s/><text:s/><text:s/><text:s/><text:s/><text:s/><text:s/>(debug<text:s/><text:s/><text:s/><text:s/>(cdr<text:s/>(assq<text:s/><text:span text:style-name="OrgSrcFontLockBuiltinFace">:debug</text:span><text:s/>params)))</text:p>
      <text:p text:style-name="OrgSrcBlock"><text:s/><text:s/><text:s/><text:s/><text:s/><text:s/><text:s/><text:s/><text:s/><text:span text:style-name="OrgSrcFontLockCommentDelimiterFace">;;<text:s/></text:span><text:span text:style-name="OrgSrcFontLockCommentFace">Gather<text:s/>buffer<text:s/>text<text:s/>above<text:s/>this<text:s/>src<text:s/>block<text:s/>when<text:s/>:preamble<text:s/>is<text:s/>set</text:span></text:p>
      <text:p text:style-name="OrgSrcBlock"><text:s/><text:s/><text:s/><text:s/><text:s/><text:s/><text:s/><text:s/><text:s/>(preamble-text</text:p>
      <text:p text:style-name="OrgSrcBlock"><text:s/><text:s/><text:s/><text:s/><text:s/><text:s/><text:s/><text:s/><text:s/><text:s/>(<text:span text:style-name="OrgSrcFontLockKeywordFace">when</text:span><text:s/>preamble</text:p>
      <text:p text:style-name="OrgSrcBlock"><text:s/><text:s/><text:s/><text:s/><text:s/><text:s/><text:s/><text:s/><text:s/><text:s/><text:s/><text:s/>(<text:span text:style-name="OrgSrcFontLockKeywordFace">let</text:span><text:s/>((src-block<text:s/>(org-element-at-point)))</text:p>
      <text:p text:style-name="OrgSrcBlock"><text:s/><text:s/><text:s/><text:s/><text:s/><text:s/><text:s/><text:s/><text:s/><text:s/><text:s/><text:s/><text:s/><text:s/>(buffer-substring-no-properties</text:p>
      <text:p text:style-name="OrgSrcBlock"><text:s/><text:s/><text:s/><text:s/><text:s/><text:s/><text:s/><text:s/><text:s/><text:s/><text:s/><text:s/><text:s/><text:s/><text:s/>(point-min)</text:p>
      <text:p text:style-name="OrgSrcBlock"><text:s/><text:s/><text:s/><text:s/><text:s/><text:s/><text:s/><text:s/><text:s/><text:s/><text:s/><text:s/><text:s/><text:s/><text:s/>(org-element-property<text:s/><text:span text:style-name="OrgSrcFontLockBuiltinFace">:begin</text:span><text:s/>src-block)))))</text:p>
      <text:p text:style-name="OrgSrcBlock"><text:s/><text:s/><text:s/><text:s/><text:s/><text:s/><text:s/><text:s/><text:s/><text:span text:style-name="OrgSrcFontLockCommentDelimiterFace">;;<text:s/></text:span><text:span text:style-name="OrgSrcFontLockCommentFace">Expand<text:s/>:var<text:s/>references<text:s/>in<text:s/>the<text:s/>body</text:span></text:p>
      <text:p text:style-name="OrgSrcBlock"><text:s/><text:s/><text:s/><text:s/><text:s/><text:s/><text:s/><text:s/><text:s/>(expanded-body<text:s/>(org-babel-expand-body:prompt<text:s/>body<text:s/>params))</text:p>
      <text:p text:style-name="OrgSrcBlock"><text:s/><text:s/><text:s/><text:s/><text:s/><text:s/><text:s/><text:s/><text:s/><text:span text:style-name="OrgSrcFontLockCommentDelimiterFace">;;<text:s/></text:span><text:span text:style-name="OrgSrcFontLockCommentFace">Assemble<text:s/>the<text:s/>request</text:span></text:p>
      <text:p text:style-name="OrgSrcBlock"><text:s/><text:s/><text:s/><text:s/><text:s/><text:s/><text:s/><text:s/><text:s/>(messages<text:s/>(ob-prompt--build-messages</text:p>
      <text:p text:style-name="OrgSrcBlock"><text:s/><text:s/><text:s/><text:s/><text:s/><text:s/><text:s/><text:s/><text:s/><text:s/><text:s/><text:s/><text:s/><text:s/><text:s/><text:s/><text:s/><text:s/><text:s/><text:s/>expanded-body<text:s/>system<text:s/>preamble-text))</text:p>
      <text:p text:style-name="OrgSrcBlock"><text:s/><text:s/><text:s/><text:s/><text:s/><text:s/><text:s/><text:s/><text:s/>(payload<text:s/><text:s/>(ob-prompt--build-payload<text:s/>model<text:s/>messages)))</text:p>
      <text:p text:style-name="OrgSrcBlock"><text:s/><text:s/><text:s/><text:s/>(<text:span text:style-name="OrgSrcFontLockKeywordFace">if</text:span><text:s/>debug</text:p>
      <text:p text:style-name="OrgSrcBlock"><text:s/><text:s/><text:s/><text:s/><text:s/><text:s/><text:s/><text:s/>(ob-prompt--format-debug<text:s/>endpoint<text:s/>api-key<text:s/>payload)</text:p>
      <text:p text:style-name="OrgSrcBlock"><text:s/><text:s/><text:s/><text:s/><text:s/><text:s/>(ob-prompt--parse-response</text:p>
      <text:p text:style-name="OrgSrcBlockLastLine"><text:s/><text:s/><text:s/><text:s/><text:s/><text:s/><text:s/>(ob-prompt--request<text:s/>endpoint<text:s/>api-key<text:s/>payload)))))</text:p>
      <text:h text:style-name="Heading_20_2" text:outline-level="2" text:is-list-header="false">
<text:bookmark-start text:name="OrgXref.org3619a2b"/>
<text:bookmark text:name="org3619a2b"/>Debug Formatting
<text:bookmark-end text:name="OrgXref.org3619a2b"/></text:h>
      <text:p text:style-name="Text_20_body">When <text:span text:style-name="OrgCode">:debug yes</text:span> is set, instead of calling the API we return a human-readable dump of what <text:span text:style-name="Emphasis">would</text:span> be sent.  The API key is redacted.
</text:p>
      <text:p text:style-name="OrgSrcBlock">(<text:span text:style-name="OrgSrcFontLockKeywordFace">defun</text:span><text:s/><text:span text:style-name="OrgSrcFontLockFunctionNameFace">ob-prompt--format-debug</text:span><text:s/>(endpoint<text:s/>api-key<text:s/>payload)</text:p>
      <text:p text:style-name="OrgSrcBlock"><text:s/><text:s/><text:span text:style-name="OrgSrcFontLockDocFace">"Format<text:s/>a<text:s/>debug<text:s/>representation<text:s/>of<text:s/>the<text:s/>request.</text:span></text:p>
      <text:p text:style-name="OrgSrcBlock"><text:span text:style-name="OrgSrcFontLockDocFace">Redacts<text:s/>API-KEY<text:s/>to<text:s/>show<text:s/>only<text:s/>the<text:s/>first<text:s/>and<text:s/>last<text:s/>4<text:s/>characters."</text:span></text:p>
      <text:p text:style-name="OrgSrcBlock"><text:s/><text:s/>(<text:span text:style-name="OrgSrcFontLockKeywordFace">let</text:span><text:s/>((redacted<text:s/>(<text:span text:style-name="OrgSrcFontLockKeywordFace">if</text:span><text:s/>(<text:span text:style-name="OrgSrcFontLockKeywordFace">and</text:span><text:s/>api-key<text:s/>(&gt;<text:s/>(length<text:s/>api-key)<text:s/>8))</text:p>
      <text:p text:style-name="OrgSrcBlock"><text:s/><text:s/><text:s/><text:s/><text:s/><text:s/><text:s/><text:s/><text:s/><text:s/><text:s/><text:s/><text:s/><text:s/><text:s/><text:s/><text:s/><text:s/><text:s/><text:s/><text:s/><text:s/>(concat<text:s/>(substring<text:s/>api-key<text:s/>0<text:s/>4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StringFace">"...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(substring<text:s/>api-key<text:s/>-4))</text:p>
      <text:p text:style-name="OrgSrcBlock"><text:s/><text:s/><text:s/><text:s/><text:s/><text:s/><text:s/><text:s/><text:s/><text:s/><text:s/><text:s/><text:s/><text:s/><text:s/><text:s/><text:s/><text:s/><text:s/><text:s/><text:span text:style-name="OrgSrcFontLockStringFace">"****"</text:span>)))</text:p>
      <text:p text:style-name="OrgSrcBlock"><text:s/><text:s/><text:s/><text:s/>(format<text:s/><text:span text:style-name="OrgSrcFontLockStringFace">"endpoint:<text:s/>%s\napi-key:<text:s/><text:s/>%s\npayload:\n%s"</text:span></text:p>
      <text:p text:style-name="OrgSrcBlock"><text:s/><text:s/><text:s/><text:s/><text:s/><text:s/><text:s/><text:s/><text:s/><text:s/><text:s/><text:s/>endpoint<text:s/>redacted</text:p>
      <text:p text:style-name="OrgSrcBlockLastLine"><text:s/><text:s/><text:s/><text:s/><text:s/><text:s/><text:s/><text:s/><text:s/><text:s/><text:s/><text:s/>(json-encode<text:s/>payload))))</text:p>
      <text:h text:style-name="Heading_20_2" text:outline-level="2" text:is-list-header="false">
<text:bookmark-start text:name="OrgXref.org30c79cd"/>
<text:bookmark text:name="org30c79cd"/>Example
<text:bookmark-end text:name="OrgXref.org30c79cd"/></text:h>
      <text:p text:style-name="OrgSrcBlock">(princ</text:p>
      <text:p text:style-name="OrgSrcBlock"><text:s/>(ob-prompt--format-debug</text:p>
      <text:p text:style-name="OrgSrcBlock"><text:s/><text:s/><text:span text:style-name="OrgSrcFontLockStringFace">"https://api.openai.com/v1/chat/completions"</text:span></text:p>
      <text:p text:style-name="OrgSrcBlock"><text:s/><text:s/><text:span text:style-name="OrgSrcFontLockStringFace">"sk-1234567890abcdef"</text:span></text:p>
      <text:p text:style-name="OrgSrcBlock"><text:s/><text:s/>(ob-prompt--build-payload</text:p>
      <text:p text:style-name="OrgSrcBlock"><text:s/><text:s/><text:s/><text:span text:style-name="OrgSrcFontLockStringFace">"gpt-4"</text:span></text:p>
      <text:p text:style-name="OrgSrcBlockLastLine"><text:s/><text:s/><text:s/>(ob-prompt--build-messages<text:s/><text:span text:style-name="OrgSrcFontLockStringFace">"Hello"</text:span>))))</text:p>
      <text:h text:style-name="Heading_20_1" text:outline-level="1" text:is-list-header="false">
<text:bookmark-start text:name="OrgXref.org01c8d18"/>
<text:bookmark text:name="org01c8d18"/>Variable Expansion
<text:bookmark-end text:name="OrgXref.org01c8d18"/></text:h>
      <text:p text:style-name="Text_20_body">When you write <text:span text:style-name="OrgCode">:var code=my-block</text:span>, Babel resolves the named reference and passes the value in <text:span text:style-name="OrgCode">params</text:span>.  Our expand function replaces each <text:span text:style-name="OrgCode">$name</text:span> occurrence in the body with the corresponding value — this gives inline substitution rather than the generic behaviour of prepending <text:span text:style-name="OrgCode">name=value</text:span> lines.
</text:p>
      <text:p text:style-name="OrgSrcBlock">(<text:span text:style-name="OrgSrcFontLockKeywordFace">defun</text:span><text:s/><text:span text:style-name="OrgSrcFontLockFunctionNameFace">org-babel-expand-body:prompt</text:span><text:s/>(body<text:s/>params)</text:p>
      <text:p text:style-name="OrgSrcBlock"><text:s/><text:s/><text:span text:style-name="OrgSrcFontLockDocFace">"Expand<text:s/>BODY<text:s/>for<text:s/>a<text:s/>prompt<text:s/>block<text:s/>by<text:s/>substituting<text:s/>:var<text:s/>references.</text:span></text:p>
      <text:p text:style-name="OrgSrcBlock"><text:span text:style-name="OrgSrcFontLockDocFace">Each<text:s/>:var<text:s/>binding<text:s/>replaces<text:s/>$name<text:s/>in<text:s/>BODY<text:s/>with<text:s/>the<text:s/>variable's<text:s/>value."</text:span></text:p>
      <text:p text:style-name="OrgSrcBlock"><text:s/><text:s/>(<text:span text:style-name="OrgSrcFontLockKeywordFace">let</text:span><text:s/>((expanded<text:s/>body))</text:p>
      <text:p text:style-name="OrgSrcBlock"><text:s/><text:s/><text:s/><text:s/>(<text:span text:style-name="OrgSrcFontLockKeywordFace">dolist</text:span><text:s/>(pair<text:s/>(org-babel--get-vars<text:s/>params)<text:s/>expanded)</text:p>
      <text:p text:style-name="OrgSrcBlock"><text:s/><text:s/><text:s/><text:s/><text:s/><text:s/>(<text:span text:style-name="OrgSrcFontLockKeywordFace">setq</text:span><text:s/>expanded</text:p>
      <text:p text:style-name="OrgSrcBlock"><text:s/><text:s/><text:s/><text:s/><text:s/><text:s/><text:s/><text:s/><text:s/><text:s/><text:s/><text:s/>(replace-regexp-in-string</text:p>
      <text:p text:style-name="OrgSrcBlock"><text:s/><text:s/><text:s/><text:s/><text:s/><text:s/><text:s/><text:s/><text:s/><text:s/><text:s/><text:s/><text:s/>(regexp-quote<text:s/>(format<text:s/><text:span text:style-name="OrgSrcFontLockStringFace">"$%s"</text:span><text:s/>(car<text:s/>pair)))</text:p>
      <text:p text:style-name="OrgSrcBlock"><text:s/><text:s/><text:s/><text:s/><text:s/><text:s/><text:s/><text:s/><text:s/><text:s/><text:s/><text:s/><text:s/>(<text:span text:style-name="OrgSrcFontLockKeywordFace">save-match-data</text:span><text:s/>(format<text:s/><text:span text:style-name="OrgSrcFontLockStringFace">"%s"</text:span><text:s/>(cdr<text:s/>pair)))</text:p>
      <text:p text:style-name="OrgSrcBlock"><text:s/><text:s/><text:s/><text:s/><text:s/><text:s/><text:s/><text:s/><text:s/><text:s/><text:s/><text:s/><text:s/>expanded</text:p>
      <text:p text:style-name="OrgSrcBlockLastLine"><text:s/><text:s/><text:s/><text:s/><text:s/><text:s/><text:s/><text:s/><text:s/><text:s/><text:s/><text:s/><text:s/>t<text:s/>t)))))</text:p>
      <text:h text:style-name="Heading_20_1" text:outline-level="1" text:is-list-header="false">
<text:bookmark-start text:name="OrgXref.orgd095199"/>
<text:bookmark text:name="orgd095199"/>Session Support (stub)
<text:bookmark-end text:name="OrgXref.orgd095199"/></text:h>
      <text:p text:style-name="Text_20_body">Babel requires <text:span text:style-name="OrgCode">org-babel-prep-session:LANG</text:span> to exist.  Full multi-turn session support (maintaining conversation history across blocks) is a future enhancement.
</text:p>
      <text:p text:style-name="OrgSrcBlock">(<text:span text:style-name="OrgSrcFontLockKeywordFace">defun</text:span><text:s/><text:span text:style-name="OrgSrcFontLockFunctionNameFace">org-babel-prep-session:prompt</text:span><text:s/>(_session<text:s/>_params)</text:p>
      <text:p text:style-name="OrgSrcBlock"><text:s/><text:s/><text:span text:style-name="OrgSrcFontLockDocFace">"Prepare<text:s/>a<text:s/>prompt<text:s/>session.</text:span></text:p>
      <text:p text:style-name="OrgSrcBlock"><text:span text:style-name="OrgSrcFontLockDocFace">Prompt<text:s/>sessions<text:s/>are<text:s/>not<text:s/>yet<text:s/>supported."</text:span></text:p>
      <text:p text:style-name="OrgSrcBlockLastLine"><text:s/><text:s/>(<text:span text:style-name="OrgSrcFontLockWarningFace">error</text:span><text:s/><text:span text:style-name="OrgSrcFontLockStringFace">"ob-prompt:<text:s/>sessions<text:s/>are<text:s/>not<text:s/>yet<text:s/>implemented"</text:span>))</text:p>
      <text:h text:style-name="Heading_20_1" text:outline-level="1" text:is-list-header="false">
<text:bookmark-start text:name="OrgXref.orgaaf2b0e"/>
<text:bookmark text:name="orgaaf2b0e"/>Provide
<text:bookmark-end text:name="OrgXref.orgaaf2b0e"/></text:h>
      <text:p text:style-name="OrgSrcBlock">(<text:span text:style-name="OrgSrcFontLockKeywordFace">provide</text:span><text:s/>'<text:span text:style-name="OrgSrcFontLockConstantFace">ob-prompt</text:span>)</text:p>
      <text:p text:style-name="OrgSrcBlock"/>
      <text:p text:style-name="OrgSrcBlockLastLine"><text:span text:style-name="OrgSrcFontLockCommentDelimiterFace">;;;<text:s/></text:span><text:span text:style-name="OrgSrcFontLockCommentFace">ob-prompt.el<text:s/>ends<text:s/>here</text:span></text:p>
      <text:h text:style-name="Heading_20_1" text:outline-level="1" text:is-list-header="false">
<text:bookmark-start text:name="OrgXref.org9922e0c"/>
<text:bookmark text:name="org9922e0c"/>Running Tests
<text:bookmark-end text:name="OrgXref.org9922e0c"/></text:h>
      <text:p text:style-name="Text_20_body">The full ERT test suite lives in <text:span text:style-name="OrgCode">ob-prompt-test.el</text:span> (not tangled from this file).  Run it from the command line:
</text:p>
      <text:p text:style-name="OrgSrcBlockLastLine">emacs<text:s/>-batch<text:s/>-L<text:s/>.<text:s/>-l<text:s/>ob-prompt-test.el<text:s/>-f<text:s/>ert-run-tests-batch-and-exit<text:s/>2&gt;&amp;1</text:p>
      <text:p text:style-name="Text_20_body">Or interactively from within Emacs:
</text:p>
      <text:p text:style-name="OrgSrcBlock">(load-file<text:s/><text:span text:style-name="OrgSrcFontLockStringFace">"ob-prompt-test.el"</text:span>)</text:p>
      <text:p text:style-name="OrgSrcBlockLastLine">(ert-run-tests-batch<text:s/><text:span text:style-name="OrgSrcFontLockStringFace">"^ob-prompt-"</text:span>)</text:p>
      <text:h text:style-name="Heading_20_1" text:outline-level="1" text:is-list-header="false">
<text:bookmark-start text:name="OrgXref.orgf1aba06"/>
<text:bookmark text:name="orgf1aba06"/>Activation
<text:bookmark-end text:name="OrgXref.orgf1aba06"/></text:h>
      <text:p text:style-name="Text_20_body">To use ob-prompt, add one of the following to your Emacs configuration:
</text:p>
      <text:p text:style-name="OrgSrcBlock"><text:span text:style-name="OrgSrcFontLockCommentDelimiterFace">;;<text:s/></text:span><text:span text:style-name="OrgSrcFontLockCommentFace">Option<text:s/>A:<text:s/>via<text:s/>org-babel-load-languages<text:s/>(requires<text:s/>ob-prompt.el<text:s/>on<text:s/>load-path)</text:span></text:p>
      <text:p text:style-name="OrgSrcBlock">(org-babel-do-load-languages</text:p>
      <text:p text:style-name="OrgSrcBlock"><text:s/>'org-babel-load-languages</text:p>
      <text:p text:style-name="OrgSrcBlock"><text:s/>'((emacs-lisp<text:s/>.<text:s/>t)</text:p>
      <text:p text:style-name="OrgSrcBlock"><text:s/><text:s/><text:s/>(prompt<text:s/>.<text:s/>t)))</text:p>
      <text:p text:style-name="OrgSrcBlock"/>
      <text:p text:style-name="OrgSrcBlock"><text:span text:style-name="OrgSrcFontLockCommentDelimiterFace">;;<text:s/></text:span><text:span text:style-name="OrgSrcFontLockCommentFace">Option<text:s/>B:<text:s/>just<text:s/>load<text:s/>the<text:s/>file<text:s/>directly</text:span></text:p>
      <text:p text:style-name="OrgSrcBlockLastLine">(<text:span text:style-name="OrgSrcFontLockKeywordFace">require</text:span><text:s/>'<text:span text:style-name="OrgSrcFontLockConstantFace">ob-prompt</text:span>)</text:p>
      <text:h text:style-name="Heading_20_1" text:outline-level="1" text:is-list-header="false">
<text:bookmark-start text:name="OrgXref.org8aca7ba"/>
<text:bookmark text:name="org8aca7ba"/>Example Usage
<text:bookmark-end text:name="OrgXref.org8aca7ba"/></text:h>
      <text:h text:style-name="Heading_20_2" text:outline-level="2" text:is-list-header="false">
<text:bookmark-start text:name="OrgXref.org4c4a1b8"/>
<text:bookmark text:name="org4c4a1b8"/>Basic prompt
<text:bookmark-end text:name="OrgXref.org4c4a1b8"/></text:h>
      <text:p text:style-name="OrgFixedWidthBlockLastLine">How do LLMs improve literate programming?</text:p>
      <text:p text:style-name="Text_20_body">LLMs improve literate programming mainly by tightening the feedback loop between explanation and implementation.
</text:p>
      <text:p text:style-name="Text_20_body">Concretely:
</text:p>
      <text:list text:style-name="OrgBulletedList" text:continue-numbering="false">
        <text:list-item>
          <text:p text:style-name="Text_20_body">They act as an always-available reviewer, questioning design choices and spotting inconsistencies between prose and code.
</text:p>
        </text:list-item>
        <text:list-item>
          <text:p text:style-name="Text_20_body">They help draft, refine, and align narrative explanations with the actual behavior of the code.
</text:p>
        </text:list-item>
        <text:list-item>
          <text:p text:style-name="Text_20_body">They make examples “live”: you can regenerate explanations or variations directly from the source document.
</text:p>
        </text:list-item>
        <text:list-item>
          <text:p text:style-name="Text_20_body">They reduce friction in exploratory writing, letting you iterate on structure and wording without breaking flow.
</text:p>
        </text:list-item>
      </text:list>
      <text:p text:style-name="Text_20_body">In short, LLMs turn literate programming from a static exposition into an interactive dialogue, while keeping the document itself as the single source of truth.
</text:p>
      <text:h text:style-name="Heading_20_2" text:outline-level="2" text:is-list-header="false">
<text:bookmark-start text:name="OrgXref.org5ac047b"/>
<text:bookmark text:name="org5ac047b"/>With a system prompt
<text:bookmark-end text:name="OrgXref.org5ac047b"/></text:h>
      <text:p text:style-name="OrgFixedWidthBlockLastLine">How does emacs org mode support literate programming?</text:p>
      <text:p text:style-name="Text_20_body">Arrr, listen close, matey:
</text:p>
      <text:p text:style-name="Text_20_body">Emacs Org mode be a fine vessel for literate programmin’ because it lets ye weave code and prose into one sturdy logbook.
</text:p>
      <text:p text:style-name="Text_20_body">In plain seaspeak:
</text:p>
      <text:list text:style-name="OrgBulletedList" text:continue-numbering="false">
        <text:list-item>
          <text:p text:style-name="Text_20_body">Ye write explanations, design notes, and code side by side in one Org file.
</text:p>
        </text:list-item>
        <text:list-item>
          <text:p text:style-name="Text_20_body">Code lives in Babel src blocks, which can be tangled into real source files or executed right there on deck.
</text:p>
        </text:list-item>
        <text:list-item>
          <text:p text:style-name="Text_20_body">Results of execution come back into the document, keepin’ the tale honest and reproducible.
</text:p>
        </text:list-item>
        <text:list-item>
          <text:p text:style-name="Text_20_body">Multiple languages sail together — Lisp, Python, shell, and more — all in one chart.
</text:p>
        </text:list-item>
        <text:list-item>
          <text:p text:style-name="Text_20_body">Export turns the same file into HTML, PDF, or plain text, without losin’ the narrative.
</text:p>
        </text:list-item>
      </text:list>
      <text:p text:style-name="Text_20_body">So Org mode ain’t just holdin’ code — it tells the story of <text:span text:style-name="Bold">why</text:span> the code exists, and proves it works. A proper captain’s log, savvy? ☠️
</text:p>
      <text:h text:style-name="Heading_20_2" text:outline-level="2" text:is-list-header="false">
<text:bookmark-start text:name="OrgXref.org261e333"/>
<text:bookmark text:name="org261e333"/>With variables from other blocks
<text:bookmark-end text:name="OrgXref.org261e333"/></text:h>
      <text:p text:style-name="OrgFixedWidthBlock">Review this code and suggest improvements:</text:p>
      <text:p text:style-name="OrgFixedWidthBlock"/>
      <text:p text:style-name="OrgFixedWidthBlockLastLine">$code</text:p>
      <text:h text:style-name="Heading_20_2" text:outline-level="2" text:is-list-header="false">
<text:bookmark-start text:name="OrgXref.org65e7709"/>
<text:bookmark text:name="org65e7709"/>Using :preamble for document context
<text:bookmark-end text:name="OrgXref.org65e7709"/></text:h>
      <text:p text:style-name="Text_20_body">When <text:span text:style-name="OrgCode">:preamble yes</text:span> is set, the entire buffer content above the block is sent as context, wrapped in <text:span text:style-name="OrgCode">&lt;context&gt;</text:span> tags.  This is powerful for literate documents where earlier sections inform later prompts:
</text:p>
      <text:p text:style-name="OrgSrcBlock">#+begin_src<text:s/>prompt<text:s/>:preamble<text:s/>yes<text:s/>:results<text:s/>drawer</text:p>
      <text:p text:style-name="OrgSrcBlock">Given<text:s/>the<text:s/>code<text:s/>and<text:s/>discussion<text:s/>above,<text:s/>what<text:s/>edge<text:s/>cases<text:s/>are<text:s/>missing?</text:p>
      <text:p text:style-name="OrgSrcBlockLastLine">#+end_src</text:p>
      <text:h text:style-name="Heading_20_2" text:outline-level="2" text:is-list-header="false">
<text:bookmark-start text:name="OrgXref.orgb247733"/>
<text:bookmark text:name="orgb247733"/>Debug mode
<text:bookmark-end text:name="OrgXref.orgb247733"/></text:h>
      <text:p text:style-name="Text_20_body">Inspect the exact request that would be sent without calling the API:
</text:p>
      <text:p text:style-name="OrgSrcBlock">#+begin_src<text:s/>prompt<text:s/>:debug<text:s/>yes<text:s/>:results<text:s/>code</text:p>
      <text:p text:style-name="OrgSrcBlock">What<text:s/>is<text:s/>2<text:s/>+<text:s/>2?</text:p>
      <text:p text:style-name="OrgSrcBlockLastLine">#+end_src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RegexpGroupingConstruct" style:family="text">
      <style:text-properties fo:color="#cedbe5"/>
    </style:style>
    <style:style style:name="OrgSrcFontLockRegexpGroupingBackslash" style:family="text">
      <style:text-properties fo:color="#cedbe5"/>
    </style:style>
    <style:style style:name="OrgSrcFontLockNegationCharFace" style:family="text">
      <style:text-properties fo:color="#cedbe5"/>
    </style:style>
    <style:style style:name="OrgSrcFontLockWarningFace" style:family="text">
      <style:text-properties fo:color="#d85f00"/>
    </style:style>
    <style:style style:name="OrgSrcFontLockTypeFace" style:family="text">
      <style:text-properties fo:color="#3679d8"/>
    </style:style>
    <style:style style:name="OrgSrcFontLockFunctionNameFace" style:family="text">
      <style:text-properties fo:color="#d8b941"/>
    </style:style>
    <style:style style:name="OrgSrcFontLockStringFace" style:family="text">
      <style:text-properties fo:color="#79d836"/>
    </style:style>
    <style:style style:name="OrgSrcFontLockDocFace" style:family="text">
      <style:text-properties fo:color="#767676"/>
    </style:style>
    <style:style style:name="OrgSrcFontLockBuiltinFace" style:family="text">
      <style:text-properties fo:color="#3679d8"/>
    </style:style>
    <style:style style:name="OrgSrcFontLockVariableNameFace" style:family="text">
      <style:text-properties fo:color="#86e7d7"/>
    </style:style>
    <style:style style:name="OrgSrcFontLockConstantFace" style:family="text">
      <style:text-properties fo:color="#8041d8"/>
    </style:style>
    <style:style style:name="OrgSrcFontLockKeywordFace" style:family="text">
      <style:text-properties fo:color="#d83441"/>
    </style:style>
    <style:style style:name="OrgSrcFontLockCommentFace" style:family="text">
      <style:text-properties fo:color="#767676"/>
    </style:style>
    <style:style style:name="OrgSrcFontLockCommentDelimiterFace" style:family="text">
      <style:text-properties fo:color="#767676"/>
    </style:style>
    <style:style style:name="OrgSrcBlock" style:family="paragraph" style:parent-style-name="Preformatted_20_Text">
      <style:paragraph-properties fo:background-color="#0d0e16" fo:padding="0.049cm" fo:border="0.51pt solid #000000" style:shadow="none">
        <style:background-image/>
      </style:paragraph-properties>
      <style:text-properties fo:color="#cedbe5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6-02-16T09:51:44</dc:date>
    <meta:creation-date>2026-02-16T09:51:44</meta:creation-date>
    <meta:generator>Emacs 30.2 (Org mode 9.7.11)</meta:generator>
    <meta:keyword/>
    <dc:subject/>
    <dc:title>ob-prompt.el — Org Babel for LLM Prompts</dc:title>
  </office:meta>
</office:document-meta>
</file>